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e3" style:family="table-cell" style:parent-style-name="Default" style:data-style-name="N2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8" style:family="table-cell" style:parent-style-name="Default" style:data-style-name="N36">
      <style:table-cell-properties style:vertical-align="automatic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9.10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2" table:default-cell-style-name="ce1"/>
        <table:table-column table:style-name="co4" table:number-columns-repeated="11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ombre del alumno/a - JUAN PABLO SÁEZ GUTIÉRREZ</text:p>
          </table:table-cell>
          <table:table-cell table:number-columns-repeated="2" table:style-name="ce3"/>
          <table:table-cell office:value-type="string" table:number-columns-spanned="12" table:number-rows-spanned="1" table:style-name="ce13">
            <text:p>Semana</text:p>
          </table:table-cell>
          <table:covered-table-cell table:number-columns-repeated="11"/>
          <table:table-cell table:number-columns-repeated="11" table:style-name="ce4"/>
          <table:table-cell table:number-columns-repeated="16358"/>
        </table:table-row>
        <table:table-row table:style-name="ro1">
          <table:table-cell office:value-type="string" table:style-name="ce5">
            <text:p>Fecha de la entrega - 5/10/2022</text:p>
          </table:table-cell>
          <table:table-cell table:style-name="ce6"/>
          <table:table-cell office:value-type="string" table:style-name="ce7">
            <text:p>Ejemplo</text:p>
          </table:table-cell>
          <table:table-cell office:value-type="date" office:date-value="2022-10-03T00:00:00" table:style-name="ce8">
            <text:p>03/10/2022</text:p>
          </table:table-cell>
          <table:table-cell office:value-type="date" office:date-value="2022-10-10T00:00:00" table:style-name="ce8">
            <text:p>10/10/2022</text:p>
          </table:table-cell>
          <table:table-cell office:value-type="date" office:date-value="2022-10-17T00:00:00" table:style-name="ce8">
            <text:p>17/10/2022</text:p>
          </table:table-cell>
          <table:table-cell office:value-type="date" office:date-value="2022-10-26T00:00:00" table:style-name="ce8">
            <text:p>26/10/2022</text:p>
          </table:table-cell>
          <table:table-cell office:value-type="date" office:date-value="2022-10-31T00:00:00" table:style-name="ce8">
            <text:p>31/10/2022</text:p>
          </table:table-cell>
          <table:table-cell office:value-type="date" office:date-value="2022-11-07T00:00:00" table:style-name="ce8">
            <text:p>07/11/2022</text:p>
          </table:table-cell>
          <table:table-cell office:value-type="date" office:date-value="2022-11-16T00:00:00" table:style-name="ce8">
            <text:p>16/11/2022</text:p>
          </table:table-cell>
          <table:table-cell office:value-type="date" office:date-value="2022-11-21T00:00:00" table:style-name="ce8">
            <text:p>21/11/2022</text:p>
          </table:table-cell>
          <table:table-cell office:value-type="date" office:date-value="2022-11-28T00:00:00" table:style-name="ce8">
            <text:p>28/11/2022</text:p>
          </table:table-cell>
          <table:table-cell office:value-type="date" office:date-value="2022-12-05T00:00:00" table:style-name="ce8">
            <text:p>05/12/2022</text:p>
          </table:table-cell>
          <table:table-cell office:value-type="date" office:date-value="2022-12-12T00:00:00" table:style-name="ce8">
            <text:p>12/12/2022</text:p>
          </table:table-cell>
          <table:table-cell office:value-type="date" office:date-value="2022-12-19T00:00:00" table:style-name="ce8">
            <text:p>19/12/2022</text:p>
          </table:table-cell>
          <table:table-cell table:number-columns-repeated="11" table:style-name="ce4"/>
          <table:table-cell table:number-columns-repeated="16358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9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1</text:p>
          </table:table-cell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lase Malla3D</text:p>
          </table:table-cell>
          <table:table-cell office:value-type="float" office:value="2.5000000000000001E-2" table:style-name="ce6">
            <text:p>0,03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lase Cubo (Creación correcta de Geometría y Topología )</text:p>
          </table:table-cell>
          <table:table-cell office:value-type="float" office:value="3.5000000000000003E-2" table:style-name="ce6">
            <text:p>0,04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lase Pirámide pentagonal (Creación correcta de Geometría y Topología)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Dibujado en modo diferido (VBO)</text:p>
          </table:table-cell>
          <table:table-cell office:value-type="float" office:value="0.15" table:style-name="ce6">
            <text:p>0,1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Uso de ColorArray para el color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puntos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alambre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sólido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simultánea puntos + líneas + sólido (cualquier combinación de ellos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ULL_FACE habilitado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table:style-name="ce4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59499999999999997" table:formula="of:=SUM([.B6:.B16])" table:style-name="ce11">
            <text:p>0,6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4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2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arga y visualiza PLY (con clase propia)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onstructor de revolución a partir de perfil .ply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onstructor de revolución a partir de vector de punt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geometrí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topología en el sentido del ejempl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topología en cualquier sentido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No repetición de polos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Esfera en la escen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ilindro y cono en la escen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arios objetos simultáneos en la escena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9" table:formula="of:=SUM([.B23:.B32])" table:style-name="ce11">
            <text:p>0,9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3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álculo correcto de las normales en los vértices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Los ejes se siguen viendo en color plan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Uso de array de normale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Implementación correcta clase Luz (y subclases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una luz direccion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una luz puntu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Modo de visualización sombreado suave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tres materiales distintos en la escena simultáneamente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4" table:style-name="ce4"/>
          <table:table-cell table:style-name="ce1"/>
          <table:table-cell table:style-name="ce4"/>
          <table:table-cell office:value-type="string" table:style-name="ce7">
            <text:p>x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79999999999999993" table:formula="of:=SUM([.B37:.B44])" table:style-name="ce11">
            <text:p>0,80</text:p>
          </table:table-cell>
          <table:table-cell table:style-name="ce11"/>
          <table:table-cell table:number-columns-repeated="4" table:style-name="ce4"/>
          <table:table-cell table:style-name="ce7"/>
          <table:table-cell table:number-columns-repeated="18" table:style-name="ce4"/>
          <table:table-cell table:number-columns-repeated="16358"/>
        </table:table-row>
        <table:table-row table:style-name="ro1">
          <table:table-cell table:style-name="ce4"/>
          <table:table-cell table:number-columns-repeated="2" table:style-name="ce3"/>
          <table:table-cell table:number-columns-repeated="4" table:style-name="ce4"/>
          <table:table-cell table:style-name="ce7"/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4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Diseño manual del grafo del modelo jerárquico previo a la implementación</text:p>
          </table:table-cell>
          <table:table-cell office:value-type="float" office:value="0.15" table:style-name="ce12">
            <text:p>0,15</text:p>
          </table:table-cell>
          <table:table-cell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Implementación correcta del grafo jerárquico y coherente con lo entregad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Estructura de clases del modelo jerárquic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conservan los modos de visualización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Movimiento paso a paso con teclado 3 grados de libertad (al menos una rotación y una traslación)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automática de los 3 grados de libertad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umento/Disminución de velocidad general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1" table:formula="of:=SUM([.B48:.B54])" table:style-name="ce11">
            <text:p>1,0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5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signación correcta de coordenadas de texturas en cuadr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correcta al menos un objeto con la textura 0. La imagen deberá ser de un cuadro, fotografía o similar, que permita determinar la orientación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de posición de la luz puntu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de color de la luz direccion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reación de esfera texturizad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6" table:formula="of:=SUM([.B59:.B63])" table:style-name="ce11">
            <text:p>0,6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6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una clase cámara que almacena sus parámetros intrínsecos y extrínsec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tres cámaras en la escena (al menos una ortográfica y una perspectiva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 cámara activa se mueve en torno al objeto seleccionado con el ratón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puede hacer zoom con cada cámar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seleccionan objetos en la escena iluminada con materiales</text:p>
          </table:table-cell>
          <table:table-cell office:value-type="float" office:value="0.25" table:style-name="ce6">
            <text:p>0,2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l seleccionar los objetos, se resalta que están seleccionad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l cambiar la proporción de la ventana (ancho/alto) no se deforman los objetos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 cámara activa, sin objeto seleccionado, se mueve en primera person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s cámaras conservan su estado al pasar de una a otra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os objetos seleccionables se visualizan de forma especial indicando que se pueden seleccionar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1.1000000000000001" table:formula="of:=SUM([.B67:.B76])" table:style-name="ce11">
            <text:p>1,1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923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creator>Gutierrez, JuanPablo</dc:creator>
    <dc:date>2022-11-16T12:50:31Z</dc:date>
  </office:meta>
</office:document-meta>
</file>